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. . 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bp anterior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4">
            <text:p>int id1</text:p>
          </table:table-cell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int id2</text:p>
          </table:table-cell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int id3</text:p>
          </table:table-cell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 table:number-columns-spanned="1" table:number-rows-spanned="3">
            <text:p>#</text:p>
            <text:p>alinhar a 8</text:p>
            <text:p>#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string" calcext:value-type="string" table:number-columns-spanned="1" table:number-rows-spanned="7">
            <text:p>int age</text:p>
            <text:p>char name[16]</text:p>
            <text:p>long ID</text:p>
            <text:p> int type</text:p>
          </table:table-cell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6">
            <text:p>char color[8]</text:p>
            <text:p>char name[16]</text:p>
            <text:p>long ID</text:p>
            <text:p>int typ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/>
          <table:table-cell table:formula="of:=-56-80" office:value-type="float" office:value="-136" calcext:value-type="float">
            <text:p>-136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6">
            <text:p>~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.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style-name="ro1">
          <table:table-cell/>
          <table:table-cell office:value-type="float" office:value="-144" calcext:value-type="float">
            <text:p>-144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0:38:47.599967081</meta:creation-date>
    <dc:date>2023-07-27T11:48:17.941849961</dc:date>
    <meta:editing-duration>PT1H9M31S</meta:editing-duration>
    <meta:editing-cycles>1</meta:editing-cycles>
    <meta:document-statistic meta:table-count="1" meta:cell-count="29" meta:object-count="0"/>
    <meta:generator>LibreOffice/7.4.7.2$Linux_X86_64 LibreOffice_project/40$Build-2</meta:generator>
  </office:meta>
</office:document-meta>
</file>